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ec6a" officeooo:paragraph-rsid="0019ec6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da1a" officeooo:paragraph-rsid="001ada1a" fo:background-color="#81d41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ec6a" officeooo:paragraph-rsid="0019ec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588e0" officeooo:paragraph-rsid="002588e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9e315" officeooo:paragraph-rsid="0029e31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3a7c3" officeooo:paragraph-rsid="0023a7c3" fo:background-color="#81d41a" style:font-weight-asian="normal" style:font-weight-complex="normal"/>
    </style:style>
    <style:style style:name="T1" style:family="text">
      <style:text-properties officeooo:rsid="002685a3"/>
    </style:style>
    <style:style style:name="T2" style:family="text">
      <style:text-properties officeooo:rsid="00276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uestions Simulation 1</text:p>
      <text:p text:style-name="P1"/>
      <text:p text:style-name="P2">1. When it is mentioned determine the optimal suspension damping, are we talking about <text:span text:style-name="T2">running an actual optimization algorithm</text:span>?</text:p>
      <text:p text:style-name="P6">2. What is it expected to see for the different inputs?</text:p>
      <text:p text:style-name="P4">3. <text:span text:style-name="T1">How do we include Human Sensitivity to the optimization algorithm?</text:span></text:p>
      <text:p text:style-name="P5">4. Once the non-linear damp function is selected and tuned, how do we validate our results?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27:48.524394837</meta:creation-date>
    <dc:date>2024-02-14T13:24:53.187227379</dc:date>
    <meta:editing-duration>PT29M4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60" meta:character-count="365" meta:non-whitespace-character-count="310"/>
  </office:meta>
</office:document-meta>
</file>